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923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1.610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موزوں</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8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46in" draw:z-index="0" draw:style-name="gr2" svg:width="0.3327in" svg:height="0.2004in" svg:x="0.3276in" svg:y="0.248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122in" table:end-y="0.0559in" draw:z-index="1" draw:style-name="gr2" svg:width="0.1776in" svg:height="0.2004in" svg:x="0.5346in" svg:y="0.270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17in" table:end-y="0.2102in" draw:z-index="3" draw:style-name="gr2" svg:width="0.5134in" svg:height="0.2094in" svg:x="0.52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57in" draw:z-index="2" draw:style-name="gr2" svg:width="0.5169in" svg:height="0.2087in" svg:x="0.3067in" svg:y="0.248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6in" table:end-y="0.0469in" draw:z-index="5" draw:style-name="gr2" svg:width="0.5484in" svg:height="0.2091in" svg:x="0.520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874in" table:end-y="0.1823in" draw:z-index="7" draw:style-name="gr2" svg:width="0.1776in" svg:height="0.2087in" svg:x="0.4098in" svg:y="0.2846in">
              <text:p/>
              <draw:object xlink:href="./Object 8" xlink:type="simple" xlink:show="embed" xlink:actuate="onLoad"/>
              <draw:image xlink:href="./ObjectReplacements/Object 8" xlink:type="simple" xlink:show="embed" xlink:actuate="onLoad"/>
            </draw:frame>
            <draw:frame table:end-cell-address="symbols.D13" table:end-x="0.6091in" table:end-y="0.2094in" draw:z-index="9" draw:style-name="gr2" svg:width="0.1992in" svg:height="0.2087in" svg:x="0.40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815in" draw:z-index="8" draw:style-name="gr2" svg:width="0.1992in" svg:height="0.2091in" svg:x="0.2535in" svg:y="0.2839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0">00/00/0000</text:date>, <text:time style:data-style-name="N2" text:time-value="07:59:19.7274301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10T08:00:13.631152831</dc:date>
    <meta:editing-duration>P8DT9H31M55S</meta:editing-duration>
    <meta:editing-cycles>617</meta:editing-cycles>
    <meta:generator>LibreOffice/4.2.8.2$Linux_x86 LibreOffice_project/420m0$Build-2</meta:generator>
    <meta:document-statistic meta:table-count="2" meta:cell-count="16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